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031670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text-align="start" style:justify-single-word="false"/>
      <style:text-properties fo:language="zxx" fo:country="none" officeooo:paragraph-rsid="00031670" style:language-asian="zxx" style:country-asian="none" style:language-complex="zxx" style:country-complex="none"/>
    </style:style>
    <style:style style:name="P3" style:family="paragraph" style:parent-style-name="Standard" style:list-style-name="L2">
      <style:text-properties fo:language="zxx" fo:country="none" officeooo:paragraph-rsid="00031670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paragraph-rsid="00031670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09e11b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0b60a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122d79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 fo:break-before="page"/>
      <style:text-properties fo:language="zxx" fo:country="none" officeooo:paragraph-rsid="00031670" style:language-asian="zxx" style:country-asian="none" style:language-complex="zxx" style:country-complex="none"/>
    </style:style>
    <style:style style:name="P9" style:family="paragraph" style:parent-style-name="Standard">
      <style:paragraph-properties fo:break-before="page"/>
      <style:text-properties fo:language="zxx" fo:country="none" officeooo:paragraph-rsid="00031670" style:language-asian="zxx" style:country-asian="none" style:language-complex="zxx" style:country-complex="none"/>
    </style:style>
    <style:style style:name="P10" style:family="paragraph" style:parent-style-name="Standard">
      <style:paragraph-properties fo:break-before="page"/>
      <style:text-properties fo:language="zxx" fo:country="none" officeooo:paragraph-rsid="000e7bfc" style:language-asian="zxx" style:country-asian="none" style:language-complex="zxx" style:country-complex="none"/>
    </style:style>
    <style:style style:name="P11" style:family="paragraph" style:parent-style-name="Standard">
      <style:paragraph-properties fo:break-before="page"/>
      <style:text-properties fo:language="zxx" fo:country="none" officeooo:paragraph-rsid="0011272a" style:language-asian="zxx" style:country-asian="none" style:language-complex="zxx" style:country-complex="none"/>
    </style:style>
    <style:style style:name="P12" style:family="paragraph" style:parent-style-name="Standard">
      <style:paragraph-properties fo:break-before="page"/>
      <style:text-properties fo:language="zxx" fo:country="none" fo:font-weight="bold" officeooo:paragraph-rsid="00122d79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0495d2"/>
    </style:style>
    <style:style style:name="P15" style:family="paragraph" style:parent-style-name="Text_20_body">
      <style:paragraph-properties fo:text-align="justify" style:justify-single-word="false"/>
      <style:text-properties officeooo:paragraph-rsid="0006f9be"/>
    </style:style>
    <style:style style:name="P16" style:family="paragraph" style:parent-style-name="Text_20_body">
      <style:paragraph-properties fo:text-align="justify" style:justify-single-word="false"/>
      <style:text-properties officeooo:paragraph-rsid="0009e11b"/>
    </style:style>
    <style:style style:name="P17" style:family="paragraph" style:parent-style-name="Text_20_body">
      <style:paragraph-properties fo:text-align="justify" style:justify-single-word="false"/>
      <style:text-properties officeooo:paragraph-rsid="000b60a7"/>
    </style:style>
    <style:style style:name="P18" style:family="paragraph" style:parent-style-name="Text_20_body">
      <style:paragraph-properties fo:text-align="justify" style:justify-single-word="false"/>
      <style:text-properties officeooo:paragraph-rsid="000e7bfc"/>
    </style:style>
    <style:style style:name="P19" style:family="paragraph" style:parent-style-name="Text_20_body">
      <style:text-properties officeooo:paragraph-rsid="0006f9be"/>
    </style:style>
    <style:style style:name="P20" style:family="paragraph" style:parent-style-name="Text_20_body">
      <style:text-properties officeooo:paragraph-rsid="00080405"/>
    </style:style>
    <style:style style:name="P21" style:family="paragraph" style:parent-style-name="Text_20_body" style:list-style-name="L3">
      <style:text-properties officeooo:paragraph-rsid="00080405"/>
    </style:style>
    <style:style style:name="P22" style:family="paragraph" style:parent-style-name="Text_20_body" style:list-style-name="L3">
      <style:text-properties officeooo:paragraph-rsid="0011272a"/>
    </style:style>
    <style:style style:name="P23" style:family="paragraph" style:parent-style-name="Text_20_body">
      <style:text-properties officeooo:paragraph-rsid="0008975e"/>
    </style:style>
    <style:style style:name="P24" style:family="paragraph" style:parent-style-name="Text_20_body" style:list-style-name="L4">
      <style:text-properties officeooo:paragraph-rsid="0008975e"/>
    </style:style>
    <style:style style:name="P25" style:family="paragraph" style:parent-style-name="Text_20_body">
      <style:text-properties officeooo:paragraph-rsid="0009e11b"/>
    </style:style>
    <style:style style:name="P26" style:family="paragraph" style:parent-style-name="Text_20_body">
      <style:text-properties officeooo:paragraph-rsid="000b1068"/>
    </style:style>
    <style:style style:name="P27" style:family="paragraph" style:parent-style-name="Text_20_body">
      <style:text-properties officeooo:paragraph-rsid="000b60a7"/>
    </style:style>
    <style:style style:name="P28" style:family="paragraph" style:parent-style-name="Text_20_body">
      <style:text-properties officeooo:paragraph-rsid="000e7bfc"/>
    </style:style>
    <style:style style:name="P29" style:family="paragraph" style:parent-style-name="Text_20_body">
      <style:text-properties officeooo:paragraph-rsid="0011272a"/>
    </style:style>
    <style:style style:name="P30" style:family="paragraph" style:parent-style-name="Text_20_body">
      <style:text-properties officeooo:paragraph-rsid="00122d79"/>
    </style:style>
    <style:style style:name="P31" style:family="paragraph" style:parent-style-name="Text_20_body">
      <style:text-properties officeooo:paragraph-rsid="0013e195"/>
    </style:style>
    <style:style style:name="P32" style:family="paragraph" style:parent-style-name="Text_20_body">
      <style:text-properties officeooo:paragraph-rsid="0016aecd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Text_20_body">
      <style:paragraph-properties fo:break-before="page"/>
      <style:text-properties officeooo:paragraph-rsid="00122d79"/>
    </style:style>
    <style:style style:name="P35" style:family="paragraph" style:parent-style-name="Heading_20_8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Heading_20_8">
      <style:text-properties fo:language="zxx" fo:country="none" officeooo:paragraph-rsid="0009e11b" style:language-asian="zxx" style:country-asian="none" style:language-complex="zxx" style:country-complex="none"/>
    </style:style>
    <style:style style:name="P37" style:family="paragraph" style:parent-style-name="Heading_20_8">
      <style:text-properties fo:language="zxx" fo:country="none" officeooo:paragraph-rsid="000b60a7" style:language-asian="zxx" style:country-asian="none" style:language-complex="zxx" style:country-complex="none"/>
    </style:style>
    <style:style style:name="P38" style:family="paragraph" style:parent-style-name="Heading_20_8">
      <style:text-properties fo:language="zxx" fo:country="none" officeooo:paragraph-rsid="000e7bfc" style:language-asian="zxx" style:country-asian="none" style:language-complex="zxx" style:country-complex="none"/>
    </style:style>
    <style:style style:name="P39" style:family="paragraph" style:parent-style-name="Heading_20_8">
      <style:text-properties fo:language="zxx" fo:country="none" officeooo:paragraph-rsid="0011272a" style:language-asian="zxx" style:country-asian="none" style:language-complex="zxx" style:country-complex="none"/>
    </style:style>
    <style:style style:name="P40" style:family="paragraph" style:parent-style-name="Heading_20_8">
      <style:text-properties fo:language="zxx" fo:country="none" officeooo:paragraph-rsid="00122d79" style:language-asian="zxx" style:country-asian="none" style:language-complex="zxx" style:country-complex="none"/>
    </style:style>
    <style:style style:name="P41" style:family="paragraph" style:parent-style-name="Heading_20_9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Heading_20_4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Heading_20_5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Heading_20_6"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Heading_20_6">
      <style:text-properties fo:language="zxx" fo:country="none" officeooo:paragraph-rsid="00080405" style:language-asian="zxx" style:country-asian="none" style:language-complex="zxx" style:country-complex="none"/>
    </style:style>
    <style:style style:name="P48" style:family="paragraph" style:parent-style-name="Heading_20_7"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Heading_20_7">
      <style:text-properties fo:language="zxx" fo:country="none" officeooo:paragraph-rsid="0011272a" style:language-asian="zxx" style:country-asian="none" style:language-complex="zxx" style:country-complex="none"/>
    </style:style>
    <style:style style:name="P50" style:family="paragraph" style:parent-style-name="Heading_20_7">
      <style:text-properties fo:language="zxx" fo:country="none" officeooo:paragraph-rsid="00122d79" style:language-asian="zxx" style:country-asian="none" style:language-complex="zxx" style:country-complex="none"/>
    </style:style>
    <style:style style:name="P51" style:family="paragraph" style:parent-style-name="Heading_20_7">
      <style:text-properties officeooo:paragraph-rsid="0009e11b"/>
    </style:style>
    <style:style style:name="P52" style:family="paragraph" style:parent-style-name="Heading_20_7">
      <style:text-properties officeooo:paragraph-rsid="000b60a7"/>
    </style:style>
    <style:style style:name="P53" style:family="paragraph" style:parent-style-name="Heading_20_7">
      <style:text-properties officeooo:paragraph-rsid="000e7bfc"/>
    </style:style>
    <style:style style:name="P54" style:family="paragraph" style:parent-style-name="Heading_20_7">
      <style:text-properties officeooo:paragraph-rsid="00122d79"/>
    </style:style>
    <style:style style:name="T1" style:family="text">
      <style:text-properties officeooo:rsid="00031670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31670" style:language-asian="zxx" style:country-asian="none" style:language-complex="zxx" style:country-complex="none"/>
    </style:style>
    <style:style style:name="T4" style:family="text">
      <style:text-properties fo:language="zxx" fo:country="none" officeooo:rsid="000495d2" style:language-asian="zxx" style:country-asian="none" style:language-complex="zxx" style:country-complex="none"/>
    </style:style>
    <style:style style:name="T5" style:family="text">
      <style:text-properties fo:language="zxx" fo:country="none" officeooo:rsid="00054582" style:language-asian="zxx" style:country-asian="none" style:language-complex="zxx" style:country-complex="none"/>
    </style:style>
    <style:style style:name="T6" style:family="text">
      <style:text-properties fo:language="zxx" fo:country="none" officeooo:rsid="0006f9be" style:language-asian="zxx" style:country-asian="none" style:language-complex="zxx" style:country-complex="none"/>
    </style:style>
    <style:style style:name="T7" style:family="text">
      <style:text-properties fo:language="zxx" fo:country="none" officeooo:rsid="00080405" style:language-asian="zxx" style:country-asian="none" style:language-complex="zxx" style:country-complex="none"/>
    </style:style>
    <style:style style:name="T8" style:family="text">
      <style:text-properties fo:language="zxx" fo:country="none" officeooo:rsid="0008975e" style:language-asian="zxx" style:country-asian="none" style:language-complex="zxx" style:country-complex="none"/>
    </style:style>
    <style:style style:name="T9" style:family="text">
      <style:text-properties fo:language="zxx" fo:country="none" officeooo:rsid="0008d978" style:language-asian="zxx" style:country-asian="none" style:language-complex="zxx" style:country-complex="none"/>
    </style:style>
    <style:style style:name="T10" style:family="text">
      <style:text-properties fo:language="zxx" fo:country="none" officeooo:rsid="0009e11b" style:language-asian="zxx" style:country-asian="none" style:language-complex="zxx" style:country-complex="none"/>
    </style:style>
    <style:style style:name="T11" style:family="text">
      <style:text-properties fo:language="zxx" fo:country="none" officeooo:rsid="000b1068" style:language-asian="zxx" style:country-asian="none" style:language-complex="zxx" style:country-complex="none"/>
    </style:style>
    <style:style style:name="T12" style:family="text">
      <style:text-properties fo:language="zxx" fo:country="none" officeooo:rsid="000b60a7" style:language-asian="zxx" style:country-asian="none" style:language-complex="zxx" style:country-complex="none"/>
    </style:style>
    <style:style style:name="T13" style:family="text">
      <style:text-properties fo:language="zxx" fo:country="none" officeooo:rsid="000ca1e1" style:language-asian="zxx" style:country-asian="none" style:language-complex="zxx" style:country-complex="none"/>
    </style:style>
    <style:style style:name="T14" style:family="text">
      <style:text-properties fo:language="zxx" fo:country="none" officeooo:rsid="000e7bfc" style:language-asian="zxx" style:country-asian="none" style:language-complex="zxx" style:country-complex="none"/>
    </style:style>
    <style:style style:name="T15" style:family="text">
      <style:text-properties fo:language="zxx" fo:country="none" officeooo:rsid="0011272a" style:language-asian="zxx" style:country-asian="none" style:language-complex="zxx" style:country-complex="none"/>
    </style:style>
    <style:style style:name="T16" style:family="text">
      <style:text-properties fo:language="zxx" fo:country="none" officeooo:rsid="00122d79" style:language-asian="zxx" style:country-asian="none" style:language-complex="zxx" style:country-complex="none"/>
    </style:style>
    <style:style style:name="T17" style:family="text">
      <style:text-properties fo:language="zxx" fo:country="none" officeooo:rsid="0013e195" style:language-asian="zxx" style:country-asian="none" style:language-complex="zxx" style:country-complex="none"/>
    </style:style>
    <style:style style:name="T18" style:family="text">
      <style:text-properties fo:language="zxx" fo:country="none" officeooo:rsid="0016aecd" style:language-asian="zxx" style:country-asian="none" style:language-complex="zxx" style:country-complex="none"/>
    </style:style>
    <style:style style:name="T19" style:family="text">
      <style:text-properties fo:language="zxx" fo:country="none" fo:font-weight="normal" officeooo:rsid="0009e11b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fo:font-weight="normal" officeooo:rsid="00080405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officeooo:rsid="00041499"/>
    </style:style>
    <style:style style:name="T22" style:family="text">
      <style:text-properties fo:font-style="italic" officeooo:rsid="00041499" style:font-style-asian="italic" style:font-style-complex="italic"/>
    </style:style>
    <style:style style:name="T23" style:family="text">
      <style:text-properties fo:font-style="italic" officeooo:rsid="00031670" style:font-style-asian="italic" style:font-style-complex="italic"/>
    </style:style>
    <style:style style:name="T24" style:family="text">
      <style:text-properties fo:font-weight="bold" officeooo:rsid="00031670" style:font-weight-asian="bold" style:font-weight-complex="bold"/>
    </style:style>
    <style:style style:name="T25" style:family="text">
      <style:text-properties officeooo:rsid="00122d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span text:style-name="T1">Rapport de programmation de source libre</text:span></text:h>
      <text:p text:style-name="P1"><text:span text:style-name="T1"></text:span></text:p>
      <text:h text:style-name="P43" text:outline-level="2"><text:span text:style-name="T1">Membres de l'équipe:</text:span></text:h>
      <text:list xml:id="list6194420412095577483" text:style-name="L1">
        <text:list-item>
          <text:p text:style-name="P2"><text:span text:style-name="T1">Jean-William Perreault</text:span></text:p>
        </text:list-item>
        <text:list-item>
          <text:p text:style-name="P2"><text:span text:style-name="T1">Julien Métivier</text:span></text:p>
        </text:list-item>
      </text:list>
      <text:p text:style-name="P1"><text:span text:style-name="T1"></text:span></text:p>
      <text:h text:style-name="P44" text:outline-level="4"><text:span text:style-name="T1">1. Application choisie:</text:span></text:h>
      <text:p text:style-name="P1"><text:span text:style-name="T1"><text:tab/>Supertux (</text:span><text:a xlink:type="simple" xlink:href="http://supertux.lethargik.org/"><text:span text:style-name="T1">http://supertux.lethargik.org/</text:span></text:a><text:span text:style-name="T1">)</text:span></text:p>
      <text:p text:style-name="P1"><text:span text:style-name="T1"></text:span></text:p>
      <text:h text:style-name="P44" text:outline-level="4"><text:span text:style-name="T1">2. Langage(s) de programmation:</text:span></text:h>
      <text:p text:style-name="P1"><text:span text:style-name="T1"><text:tab/>C++</text:span></text:p>
      <text:p text:style-name="P1"><text:span text:style-name="T1"></text:span></text:p>
      <text:h text:style-name="P44" text:outline-level="4"><text:span text:style-name="T1">3. Préparation requise à l'exécution à partir des sources (compilation vanille du code source):</text:span></text:h>
      <text:h text:style-name="P45" text:outline-level="5"><text:span text:style-name="T1"><text:s text:c="3"/>3.1- Librairies supplémentaires et/ou spécifiques requises</text:span></text:h>
      <text:list xml:id="list1066841244166850979" text:style-name="L2">
        <text:list-item>
          <text:p text:style-name="P3"><text:span text:style-name="T1">La librairie SDL et ses extensions</text:span></text:p>
          <text:list>
            <text:list-item>
              <text:p text:style-name="P3"><text:span text:style-name="T1">SDL_Image</text:span></text:p>
            </text:list-item>
            <text:list-item>
              <text:p text:style-name="P3"><text:span text:style-name="T1">SDL_Mixer</text:span></text:p>
            </text:list-item>
            <text:list-item>
              <text:p text:style-name="P3"><text:span text:style-name="T1">Mesa (optionnel)</text:span></text:p>
              <text:p text:style-name="P3"><text:span text:style-name="T1"/></text:p>
            </text:list-item>
          </text:list>
        </text:list-item>
      </text:list>
      <text:h text:style-name="P45" text:outline-level="5"><text:span text:style-name="T1"><text:s text:c="3"/>3.2- Étapes préparatoires (configuration, make, installation, etc)</text:span></text:h>
      <text:p text:style-name="P4"><text:span text:style-name="T1"><text:tab/>Procéder à l'installation des librairies supplémentaires précédemment énumérées, lancer le fichier de configuration bash avec la commande </text:span><text:span text:style-name="T22">«</text:span><text:span text:style-name="T23">./configure</text:span><text:span text:style-name="T22">»</text:span><text:span text:style-name="T1">. </text:span><text:span text:style-name="T21">Par la suite, lancer la commande </text:span><text:span text:style-name="T22">«make»</text:span><text:span text:style-name="T21">. Et finalement si l'on désire intstaller l'application sur le système lancer la commande </text:span><text:span text:style-name="T22">«make install»</text:span><text:span text:style-name="T21">. </text:span></text:p>
      <text:p text:style-name="P1"><text:span text:style-name="T21"/></text:p>
      <text:p text:style-name="P1"><text:span text:style-name="T1"></text:span></text:p>
      <text:p text:style-name="P9"><text:span text:style-name="T1"/></text:p>
      <text:h text:style-name="P44" text:outline-level="4"><text:span text:style-name="T1">4. Rapport de compilation/exécution (vanille)</text:span></text:h>
      <text:h text:style-name="P45" text:outline-level="5"><text:span text:style-name="T1"><text:s text:c="3"/>4.1- Réussite complète?</text:span></text:h>
      <text:p text:style-name="P14"><text:span text:style-name="T4"><text:s text:c="5"/>Nous avons réussi sans trop de problèmes. Lors de la première compilation, il fallut modifier une des sources du pojets, parce que ça syntaxe n'était pas acceptée par le compilateur g++ que nous utilisions.</text:span></text:p>
      <text:h text:style-name="P45" text:outline-level="5"><text:span text:style-name="T1"><text:s text:c="7"/>4.1.1- Identique à l'application ciblée</text:span></text:h>
      <text:p text:style-name="Text_20_body"><text:span text:style-name="T3"><text:tab/></text:span><text:span text:style-name="T10">Oui, puisque la compilation s'est effectuée avec succès.</text:span></text:p>
      <text:h text:style-name="P46" text:outline-level="6"><text:span text:style-name="T1"><text:tab/> <text:s text:c="2"/>4.1.2- Reproduite pour les deux membres d'équipe sur des machines différentes.</text:span></text:h>
      <text:p text:style-name="P13"><text:span text:style-name="T3"><text:tab/></text:span><text:span text:style-name="T5">Oui sans aucuns problème encore une fois, la compilation s'est effectuée avec succès sur plusieurs machines autant à l'école que sur nos machines personnelles.</text:span></text:p>
      <text:h text:style-name="P45" text:outline-level="5"><text:span text:style-name="T1"><text:s text:c="3"/>4.2- Réussite partielle?</text:span></text:h>
      <text:h text:style-name="P46" text:outline-level="6"><text:span text:style-name="T1"><text:s text:c="7"/>4.2.1- Divergence avec l'application visée</text:span></text:h>
      <text:h text:style-name="P48" text:outline-level="7"><text:span text:style-name="T1"><text:tab/> <text:s text:c="2"/>4.2.2- Résultat différent entre les membres d'équipe</text:span></text:h>
      <text:p text:style-name="P19"><text:span text:style-name="T6"><text:tab/><text:tab/>Non.</text:span></text:p>
      <text:h text:style-name="P48" text:outline-level="7"><text:span text:style-name="T1"><text:tab/> <text:s text:c="2"/>4.2.3- Correction pour synchroniser les deux membres d'équipe</text:span></text:h>
      <text:p text:style-name="P19"><text:span text:style-name="T6"><text:tab/><text:tab/>Aucune, nécessaire.</text:span></text:p>
      <text:p text:style-name="P1"><text:span text:style-name="T1"><text:tab/> <text:s text:c="2"/></text:span></text:p>
      <text:p text:style-name="P9"><text:span text:style-name="T1"/></text:p>
      <text:h text:style-name="P44" text:outline-level="4"><text:span text:style-name="T1">5-. Changement(s) à l'application (reproduire cette section pour tous les changements fonctionnels envisagés)</text:span></text:h>
      <text:h text:style-name="P45" text:outline-level="5"><text:span text:style-name="T1"><text:s text:c="3"/>5.1- Description du changement voulu</text:span></text:h>
      <text:p text:style-name="P15"><text:span text:style-name="T6">Étant donné que le jeux constituait un «clone» de «Super Mario Bros», initiallement le joueur, à un certain moment du jeu, se voit attribué le pouvoir du feu. Nous avons dès lors décidé d'intégrer au jeu 3 nouveau pouvoirs, l'eau, le vent et la terre soit les quatre éléments. Nous comptions aussi intégrer un menu permettant le changement de la résolution du jeu.</text:span></text:p>
      <text:h text:style-name="Heading_20_5" text:outline-level="5"><text:span text:style-name="T3"><text:s text:c="3"/>5.2- Identification du code source modifié</text:span></text:h>
      <text:h text:style-name="P47" text:outline-level="6"><text:span text:style-name="T1"><text:s text:c="7"/>5.2.1- Nom du fichier : </text:span></text:h>
      <text:p text:style-name="P20"><text:span text:style-name="T7"><text:tab/>Player.h et Player.cpp</text:span></text:p>
      <text:h text:style-name="P48" text:outline-level="7"><text:span text:style-name="T1"><text:tab/> <text:s text:c="2"/>5.2.2- Liste des ajouts (nouvelle classe et/ou fonction et/ou attributs)</text:span></text:h>
      <text:p text:style-name="P23"><text:span text:style-name="T3"><text:tab/><text:tab/><text:tab/></text:span><text:span text:style-name="T7">Ajout de nouveaux attributs de </text:span><text:span text:style-name="T8">t</text:span><text:span text:style-name="T7">ype <text:s/></text:span><text:span text:style-name="T8">pointeur sur </text:span><text:span text:style-name="T7">Sprites.</text:span></text:p>
      <text:p text:style-name="P23"><text:span text:style-name="T7"><text:tab/><text:tab/><text:tab/></text:span><text:span text:style-name="T8">Ajout d'attribut statique et d'un accesseur statique</text:span></text:p>
      <text:h text:style-name="P35" text:outline-level="8"><text:span text:style-name="T1"><text:tab/> <text:s text:c="6"/>5.2.2.1- Description de la (micro) modification</text:span></text:h>
      <text:p text:style-name="P20"><text:span text:style-name="T3"><text:tab/><text:tab/><text:tab/>Ajout</text:span><text:span text:style-name="T7"> de 4 nouveaux attributs de type </text:span><text:span text:style-name="T8">pointeur sur</text:span><text:span text:style-name="T7"> Sprite soit </text:span></text:p>
      <text:list xml:id="list3870334665241333799" text:style-name="L3">
        <text:list-item>
          <text:p text:style-name="P21"><text:span text:style-name="T7">Sprite firetux</text:span></text:p>
        </text:list-item>
        <text:list-item>
          <text:p text:style-name="P21"><text:span text:style-name="T7">Sprite airtux</text:span></text:p>
        </text:list-item>
        <text:list-item>
          <text:p text:style-name="P21"><text:span text:style-name="T7">Sprite watertux</text:span></text:p>
        </text:list-item>
        <text:list-item>
          <text:p text:style-name="P21"><text:span text:style-name="T7">Sprite earthtux</text:span></text:p>
        </text:list-item>
      </text:list>
      <text:p text:style-name="P23"><text:span text:style-name="T7"><text:tab/><text:tab/></text:span><text:span text:style-name="T8"><text:tab/>Ajout d'attribut statique et d'un accesseur statique permettant aux autres classes <text:tab/><text:tab/><text:tab/><text:tab/>d'accéder au pouvoir courant de la classe joueur:</text:span></text:p>
      <text:list xml:id="list6759937031334083189" text:style-name="L4">
        <text:list-item>
          <text:p text:style-name="P24"><text:span text:style-name="T8">static std::string playerPower;</text:span></text:p>
        </text:list-item>
        <text:list-item>
          <text:p text:style-name="P24"><text:span text:style-name="T8">static std::string getPower();</text:span></text:p>
        </text:list-item>
      </text:list>
      <text:h text:style-name="Heading_20_7" text:outline-level="7"><text:span text:style-name="T3"><text:tab/> <text:s text:c="2"/>5.2.3- Liste des modifications (classe et/ ou </text:span><text:span text:style-name="T2">fonctions</text:span><text:span text:style-name="T3"> changées)</text:span></text:h>
      <text:p text:style-name="Text_20_body"><text:span text:style-name="T3"><text:tab/><text:tab/><text:tab/></text:span><text:span text:style-name="T7">Modification de la fonction </text:span>Player::draw()</text:p>
      <text:p text:style-name="Text_20_body"/>
      <text:p text:style-name="P33"/>
      <text:h text:style-name="P35" text:outline-level="8"><text:span text:style-name="T1"><text:tab/> <text:s text:c="6"/>5.2.3.1- Description de la (micro) modification</text:span></text:h>
      <text:p text:style-name="Text_20_body"><text:span text:style-name="T3"><text:tab/><text:tab/><text:tab/></text:span><text:span text:style-name="T9">Ajout d'un système attribuant un pouvoir aléatoirement et attribuant le Sprite <text:tab/><text:tab/><text:tab/>correspondant au personnage.</text:span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P5"><text:span text:style-name="T1"><text:s/></text:span><text:span text:style-name="T24"><text:s text:c="2"/>5.2.1- Nom du fichier : </text:span></text:p>
      <text:p text:style-name="P25"><text:span text:style-name="T7"><text:tab/></text:span><text:span text:style-name="T10">ressources.cpp</text:span></text:p>
      <text:h text:style-name="P51" text:outline-level="7"><text:span text:style-name="T3"><text:tab/> <text:s text:c="2"/>5.2.3- Liste des modifications (classe et/ ou </text:span><text:span text:style-name="T2">fonctions</text:span><text:span text:style-name="T3"> changées)</text:span></text:h>
      <text:p text:style-name="P26"><text:span text:style-name="T3"><text:tab/><text:tab/><text:tab/></text:span><text:span text:style-name="T10">Modification de la méthode </text:span><text:span text:style-name="T19">void ressources::loadshared()</text:span></text:p>
      <text:p text:style-name="P25"/>
      <text:h text:style-name="P36" text:outline-level="8"><text:span text:style-name="T1"><text:tab/> <text:s text:c="6"/>5.2.3.1- Description de la (micro) modification</text:span></text:h>
      <text:p text:style-name="P16"><text:span text:style-name="T3"><text:tab/><text:tab/><text:tab/></text:span><text:span text:style-name="T11">Gestion du chargement des ressources </text:span><text:span text:style-name="T12">pour nos ressources personnelles soit les <text:tab/><text:tab/><text:tab/><text:tab/>nouvelles formes du personnage principal avec ses différents pouvoirs.</text:span></text:p>
      <text:p text:style-name="Text_20_body"><text:span text:style-name="T3"/></text:p>
      <text:p text:style-name="P6"><text:span text:style-name="T1"><text:s/></text:span><text:span text:style-name="T24"><text:s text:c="2"/>5.2.1- Nom du fichier : </text:span></text:p>
      <text:p text:style-name="P27"><text:span text:style-name="T7"><text:tab/></text:span><text:span text:style-name="T12">setup.cpp</text:span></text:p>
      <text:h text:style-name="P52" text:outline-level="7"><text:span text:style-name="T3"><text:tab/> <text:s text:c="2"/>5.2.3- Liste des modifications (classe et/ ou </text:span><text:span text:style-name="T2">fonctions</text:span><text:span text:style-name="T3"> changées)</text:span></text:h>
      <text:p text:style-name="P27"><text:span text:style-name="T3"><text:tab/><text:tab/><text:tab/></text:span><text:span text:style-name="T12">Ajout d'attribut de type Menu pour constituer un menu de configuration de <text:tab/><text:tab/><text:tab/><text:tab/>résolution.</text:span></text:p>
      <text:h text:style-name="P37" text:outline-level="8"><text:span text:style-name="T1"><text:tab/> <text:s text:c="6"/>5.2.3.1- Description de la (micro) modification</text:span></text:h>
      <text:p text:style-name="P17"><text:span text:style-name="T12"><text:tab/><text:tab/>Ajout d'un nouveau menu de résolution permettant la configuration de la résolution du <text:tab/><text:tab/><text:tab/>jeu. Chaque résolution supportée par la carte graphique est détecter et ajouter dans un <text:tab/><text:tab/><text:tab/>conteneur lu par le menu et l'ajoutant à ses différents choix.</text:span></text:p>
      <text:p text:style-name="P17"><text:span text:style-name="T12"><text:tab/><text:tab/></text:span><text:span text:style-name="T13">Bien que les résolutions soient présentes dans le menu lorsqu'activée, elle ne prenne pas <text:tab/><text:tab/><text:tab/>effet, car nous manquions de temps pour implémenter cette possibilité pleinement.</text:span></text:p>
      <text:p text:style-name="P17"><text:span text:style-name="T12"/></text:p>
      <text:p text:style-name="P10"><text:span text:style-name="T24"><text:s text:c="2"/>5.2.1- Nom du fichier : </text:span></text:p>
      <text:p text:style-name="P28"><text:span text:style-name="T10"><text:tab/></text:span><text:span text:style-name="T14">title.cpp</text:span></text:p>
      <text:h text:style-name="P53" text:outline-level="7"><text:span text:style-name="T3"><text:tab/> <text:s text:c="2"/>5.2.3- Liste des modifications (classe et/ ou </text:span><text:span text:style-name="T2">fonctions</text:span><text:span text:style-name="T3"> changées)</text:span></text:h>
      <text:p text:style-name="P28"><text:span text:style-name="T3"><text:tab/><text:tab/><text:tab/></text:span><text:span text:style-name="T14">Modification de la fonction void title()</text:span></text:p>
      <text:p text:style-name="P28"/>
      <text:h text:style-name="P38" text:outline-level="8"><text:span text:style-name="T1"><text:tab/> <text:s text:c="6"/>5.2.3.1- Description de la (micro) modification</text:span></text:h>
      <text:p text:style-name="P28"><text:span text:style-name="T3"><text:tab/><text:tab/><text:tab/></text:span><text:span text:style-name="T14">Modification du texte de crédit pour y ajouter nos noms comme contributeurs au <text:tab/><text:tab/><text:tab/><text:tab/>projet supertux.</text:span></text:p>
      <text:p text:style-name="P18"><text:span text:style-name="T3"><text:tab/></text:span></text:p>
      <text:p text:style-name="P17"><text:span text:style-name="T3"><text:tab/><text:tab/><text:tab/></text:span></text:p>
      <text:p text:style-name="P11"><text:span text:style-name="T1"><text:s/>5.2.1- Nom du fichier : </text:span></text:p>
      <text:p text:style-name="P29"><text:span text:style-name="T7"><text:tab/></text:span><text:span text:style-name="T15">worldmap.h et worldmap.cpp</text:span></text:p>
      <text:h text:style-name="P49" text:outline-level="7"><text:span text:style-name="T1"><text:tab/> <text:s text:c="2"/>5.2.2- Liste des ajouts (nouvelle classe et/ou fonction et/ou attributs)</text:span></text:h>
      <text:p text:style-name="P29"><text:span text:style-name="T3"><text:tab/><text:tab/><text:tab/></text:span><text:span text:style-name="T7">Ajout de nouveaux attributs de </text:span><text:span text:style-name="T8">t</text:span><text:span text:style-name="T7">ype <text:s/></text:span><text:span text:style-name="T8">pointeur sur </text:span><text:span text:style-name="T7">Sprites.</text:span></text:p>
      <text:h text:style-name="P39" text:outline-level="8"><text:span text:style-name="T1"><text:tab/> <text:s text:c="6"/>5.2.2.1- Description de la (micro) modification</text:span></text:h>
      <text:p text:style-name="P29"><text:span text:style-name="T3"><text:tab/><text:tab/><text:tab/>Ajout</text:span><text:span text:style-name="T7"> de 4 nouveaux attributs de type </text:span><text:span text:style-name="T8">pointeur sur</text:span><text:span text:style-name="T7"> Sprite soit </text:span></text:p>
      <text:list xml:id="list614558265" text:continue-list="list3870334665241333799" text:style-name="L3">
        <text:list-item>
          <text:p text:style-name="P22"><text:span text:style-name="T7">Sprite firetux</text:span></text:p>
        </text:list-item>
        <text:list-item>
          <text:p text:style-name="P22"><text:span text:style-name="T7">Sprite airtux</text:span></text:p>
        </text:list-item>
        <text:list-item>
          <text:p text:style-name="P22"><text:span text:style-name="T7">Sprite watertux</text:span></text:p>
        </text:list-item>
        <text:list-item>
          <text:p text:style-name="P22"><text:span text:style-name="T7">Sprite earthtux</text:span></text:p>
        </text:list-item>
      </text:list>
      <text:p text:style-name="P29"><text:span text:style-name="T7"><text:tab/><text:tab/><text:tab/></text:span><text:span text:style-name="T15">afin que le personnage lorsqu'il est sur la «world map» prenne l'apparence <text:tab/><text:tab/><text:tab/><text:tab/>correspondant à son pouvoir actuel.</text:span></text:p>
      <text:p text:style-name="P29"><text:span text:style-name="T9"/></text:p>
      <text:p text:style-name="P12"><text:span text:style-name="T1">5.2.1- Nom </text:span><text:span text:style-name="T1">du</text:span><text:span text:style-name="T1"> fichier : </text:span></text:p>
      <text:p text:style-name="P7"><text:span text:style-name="T1"><text:tab/></text:span><text:span text:style-name="T25">special.cpp</text:span></text:p>
      <text:p text:style-name="P30"><text:span text:style-name="T7"><text:tab/></text:span></text:p>
      <text:h text:style-name="P50" text:outline-level="7"><text:span text:style-name="T1"><text:tab/> <text:s text:c="2"/>5.2.2- Liste des ajouts (nouvelle classe et/ou fonction et/ou attributs)</text:span></text:h>
      <text:p text:style-name="P30"><text:span text:style-name="T3"><text:tab/><text:tab/><text:tab/></text:span><text:span text:style-name="T16">None</text:span></text:p>
      <text:h text:style-name="P40" text:outline-level="8"><text:span text:style-name="T1"><text:tab/> <text:s text:c="6"/>5.2.2.1- Description de la (micro) modification</text:span></text:h>
      <text:p text:style-name="P30"><text:span text:style-name="T3"><text:tab/><text:tab/><text:tab/></text:span><text:span text:style-name="T16">None</text:span></text:p>
      <text:h text:style-name="P54" text:outline-level="7"><text:span text:style-name="T3"><text:tab/> <text:s text:c="2"/>5.2.3- Liste des modifications (classe et/ ou </text:span><text:span text:style-name="T2">fonctions</text:span><text:span text:style-name="T3"> changées)</text:span></text:h>
      <text:p text:style-name="P30"><text:span text:style-name="T3"><text:tab/><text:tab/><text:tab/></text:span><text:span text:style-name="T16">Modifications de la fonction Bullet::draw()</text:span></text:p>
      <text:h text:style-name="P40" text:outline-level="8"><text:span text:style-name="T1"><text:tab/> <text:s text:c="6"/>5.2.3.1- Description de la (micro) modification</text:span></text:h>
      <text:p text:style-name="P30"><text:span text:style-name="T3"><text:tab/><text:tab/><text:tab/></text:span><text:span text:style-name="T16">Comme les attaques sont liés avec l'élément du Sprite du personnage, nous avons <text:tab/><text:tab/><text:tab/>dù utiliser une methode static pour venir «get» la valeur du personnage, soit son <text:tab/><text:tab/><text:tab/><text:tab/>element. Donc, après ce «get», les if() se chargeront de decider l'attaque <text:tab/><text:tab/><text:tab/><text:tab/><text:tab/>conforme à l'usage. </text:span></text:p>
      <text:p text:style-name="P30"><text:span text:style-name="T16"/></text:p>
      <text:p text:style-name="P12"><text:span text:style-name="T1">5.2.1- Nom du fichier : </text:span></text:p>
      <text:p text:style-name="P7"><text:span text:style-name="T1"><text:tab/></text:span></text:p>
      <text:p text:style-name="P30"><text:span text:style-name="T7"><text:tab/></text:span><text:span text:style-name="Strong_20_Emphasis"><text:span text:style-name="T20">supertux.strf</text:span></text:span></text:p>
      <text:h text:style-name="P50" text:outline-level="7"><text:span text:style-name="T1"><text:tab/> <text:s text:c="2"/>5.2.2- Liste des ajouts (nouvelle classe et/ou fonction et/ou attributs)</text:span></text:h>
      <text:p text:style-name="P30"><text:span text:style-name="T3"><text:tab/><text:tab/><text:tab/></text:span><text:span text:style-name="T16">Ajout des link pour les .png de Sprite d'attaque</text:span></text:p>
      <text:h text:style-name="P40" text:outline-level="8"><text:span text:style-name="T1"><text:tab/> <text:s text:c="6"/>5.2.2.1- Description de la (micro) modification</text:span></text:h>
      <text:p text:style-name="P30"><text:span text:style-name="T3"><text:tab/><text:tab/><text:tab/></text:span><text:span text:style-name="T17">Comme nous avons maintenant plus d'attaques et plus de .png, nous avons du <text:tab/><text:tab/><text:tab/><text:tab/>linker dans le fichier .strf toutes les differentes images pour les associer à un nom <text:tab/><text:tab/><text:tab/>qu'on utilise par la suite dans nos «.cpp».</text:span></text:p>
      <text:h text:style-name="P54" text:outline-level="7"><text:span text:style-name="T3"><text:tab/> <text:s text:c="2"/>5.2.3- Liste des modifications (classe et/ ou </text:span><text:span text:style-name="T2">fonctions</text:span><text:span text:style-name="T3"> changées)</text:span></text:h>
      <text:p text:style-name="P30"><text:span text:style-name="T3"><text:tab/><text:tab/><text:tab/></text:span><text:span text:style-name="T16">None</text:span></text:p>
      <text:h text:style-name="P40" text:outline-level="8"><text:span text:style-name="T1"><text:tab/> <text:s text:c="6"/>5.2.3.1- Description de la (micro) modification</text:span></text:h>
      <text:p text:style-name="P30"><text:span text:style-name="T3"><text:tab/><text:tab/><text:tab/></text:span><text:span text:style-name="T16">None</text:span></text:p>
      <text:p text:style-name="P34"><text:span text:style-name="T9"/></text:p>
      <text:h text:style-name="P46" text:outline-level="6"><text:span text:style-name="T1"><text:s text:c="3"/>5.3. Compilation de la nouvelle version d'application</text:span></text:h>
      <text:h text:style-name="P48" text:outline-level="7"><text:span text:style-name="T1"><text:s text:c="7"/>5.3.1- Réussie ?</text:span></text:h>
      <text:p text:style-name="Text_20_body"><text:span text:style-name="T3"><text:tab/></text:span><text:span text:style-name="T17">Oui!!!</text:span></text:p>
      <text:h text:style-name="P35" text:outline-level="8"><text:span text:style-name="T1"><text:tab/> <text:s text:c="6"/>5.3.1.1- Résultat(s) désiré(s) obtenu(s)?</text:span></text:h>
      <text:p text:style-name="Text_20_body"><text:span text:style-name="T3"><text:tab/><text:tab/><text:tab/></text:span><text:span text:style-name="T17">Pour la majeure partie, oui.</text:span></text:p>
      <text:p text:style-name="Text_20_body"><text:span text:style-name="T3"><text:tab/><text:tab/><text:tab/></text:span><text:span text:style-name="T17">Seulement certains changements, comme la prise d'effet menu résolution.</text:span></text:p>
      <text:p text:style-name="Text_20_body"><text:span text:style-name="T17"><text:tab/><text:tab/><text:tab/>Worldmap le personnage ne prends pas toutes les bonnes couleurs.</text:span></text:p>
      <text:h text:style-name="P41" text:outline-level="9"><text:span text:style-name="T1"><text:tab/><text:tab/> <text:s text:c="2"/>5.3.1.2- Problème(s) rencontré(s), s'il y a lieu</text:span></text:h>
      <text:p text:style-name="P31"><text:span text:style-name="T17"><text:tab/><text:tab/><text:tab/> <text:s text:c="5"/>Le seul problème fut l'intégration d'une variable statique, parce qu'il fallait <text:tab/><text:tab/><text:tab/><text:tab/> <text:s text:c="5"/>l'allouer en dehors de la classe concernée seulement afin qu'elle puisse <text:tab/><text:tab/><text:tab/><text:tab/> <text:s text:c="5"/>devenir utilisable. (Caprice de C++).</text:span></text:p>
      <text:h text:style-name="P35" text:outline-level="8"><text:span text:style-name="T1"><text:tab/> <text:s text:c="2"/>5.3.2- Reproduite pour les deux membres d'équipe sur des machines différentes</text:span></text:h>
      <text:p text:style-name="P32"><text:span text:style-name="T18"><text:tab/><text:tab/><text:tab/>Oui.</text:span></text:p>
      <text:p text:style-name="P1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eRaccoon </meta:initial-creator>
    <meta:creation-date>2013-12-10T12:42:21</meta:creation-date>
    <dc:date>2013-12-10T14:07:57</dc:date>
    <dc:creator>FireRaccoon </dc:creator>
    <meta:editing-duration>PT1H15M21S</meta:editing-duration>
    <meta:editing-cycles>18</meta:editing-cycles>
    <meta:generator>LibreOffice/4.0.2.2$Linux_x86 LibreOffice_project/400m0$Build-2</meta:generator>
    <meta:document-statistic meta:table-count="0" meta:image-count="0" meta:object-count="0" meta:page-count="10" meta:paragraph-count="123" meta:word-count="949" meta:character-count="6890" meta:non-whitespace-character-count="5602"/>
  </office:meta>
</office:document-meta>
</file>